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48cm" fo:min-width="3.76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1.684cm" fo:min-width="10.23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1.788cm" fo:min-width="5.242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88cm" fo:min-width="5.242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36cm" fo:min-width="5.19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33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504cm" fo:min-width="2.65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1.29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1.89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1.49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2.69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4.09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3.892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co1" style:family="table-column">
      <style:table-column-properties style:column-width="6.961cm" style:use-optimal-column-width="false"/>
    </style:style>
    <style:style style:name="co2" style:family="table-column">
      <style:table-column-properties style:column-width="16.638cm" style:use-optimal-column-width="false"/>
    </style:style>
    <style:style style:name="co3" style:family="table-column">
      <style:table-column-properties style:column-width="3.255cm" style:use-optimal-column-width="false"/>
    </style:style>
    <style:style style:name="co4" style:family="table-column">
      <style:table-column-properties style:column-width="15.813cm" style:use-optimal-column-width="false"/>
    </style:style>
    <style:style style:name="co5" style:family="table-column">
      <style:table-column-properties style:column-width="4.355cm" style:use-optimal-column-width="false"/>
    </style:style>
    <style:style style:name="co6" style:family="table-column">
      <style:table-column-properties style:column-width="15.893cm" style:use-optimal-column-width="false"/>
    </style:style>
    <style:style style:name="co7" style:family="table-column">
      <style:table-column-properties style:column-width="6.42cm" style:use-optimal-column-width="false"/>
    </style:style>
    <style:style style:name="co8" style:family="table-column">
      <style:table-column-properties style:column-width="7.875cm" style:use-optimal-column-width="false"/>
    </style:style>
    <style:style style:name="ro1" style:family="table-row">
      <style:table-row-properties style:row-height="1.085cm" style:use-optimal-row-height="false"/>
    </style:style>
    <style:style style:name="ro2" style:family="table-row">
      <style:table-row-properties style:row-height="1.084cm" style:use-optimal-row-height="false"/>
    </style:style>
    <style:style style:name="ro3" style:family="table-row">
      <style:table-row-properties style:row-height="1.873cm" style:use-optimal-row-height="false"/>
    </style:style>
    <style:style style:name="ro4" style:family="table-row">
      <style:table-row-properties style:row-height="1.871cm" style:use-optimal-row-height="false"/>
    </style:style>
    <style:style style:name="ro5" style:family="table-row">
      <style:table-row-properties style:row-height="1.48cm" style:use-optimal-row-height="false"/>
    </style:style>
    <style:style style:name="ro6" style:family="table-row">
      <style:table-row-properties style:row-height="3.606cm" style:use-optimal-row-height="false"/>
    </style:style>
    <style:style style:name="ro7" style:family="table-row">
      <style:table-row-properties style:row-height="3.611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style:font-name="Liberation Sans2" fo:font-size="32pt" style:font-size-asian="32pt" style:font-size-complex="32pt"/>
    </style:style>
    <style:style style:name="ce5" style:family="table-cell">
      <loext:graphic-properties draw:textarea-vertical-align="middle"/>
      <style:paragraph-properties fo:text-align="center"/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style:writing-mode="lr-tb"/>
      <style:text-properties fo:color="#0000ff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 fo:font-size="32pt" style:font-size-asian="32pt" style:font-size-complex="3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3cm" fo:text-align="center" style:writing-mode="lr-tb"/>
    </style:style>
    <style:style style:name="P11" style:family="paragraph">
      <loext:graphic-properties draw:fill="none"/>
      <style:paragraph-properties fo:margin-top="0cm" fo:margin-bottom="0.3cm"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  <style:text-properties style:font-name="Liberation Sans2" fo:font-size="32pt" style:font-size-asian="32pt" style:font-size-complex="32pt"/>
    </style:style>
    <style:style style:name="T1" style:family="text">
      <style:text-properties fo:color="#0000ff"/>
    </style:style>
    <style:style style:name="T2" style:family="text">
      <style:text-properties fo:color="#0000ff" style:font-name="Liberation Mono1"/>
    </style:style>
    <style:style style:name="T3" style:family="text">
      <style:text-properties style:font-name="DejaVu Sans Mono1" fo:font-size="28pt" style:font-size-asian="28pt" style:font-size-complex="28pt"/>
    </style:style>
    <style:style style:name="T4" style:family="text">
      <style:text-properties fo:color="#0000ff" style:font-name="DejaVu Sans Mono1" fo:font-size="28pt" style:font-size-asian="28pt" style:font-size-complex="28pt"/>
    </style:style>
    <style:style style:name="T5" style:family="text">
      <style:text-properties style:font-name="DejaVu Sans Mono1" fo:font-size="32pt" style:font-size-asian="32pt" style:font-size-complex="32pt"/>
    </style:style>
    <style:style style:name="T6" style:family="text">
      <style:text-properties fo:color="#0000ff" style:font-name="DejaVu Sans Mono1"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iberation Mono1" fo:font-size="24pt" style:font-size-asian="24pt" style:font-size-complex="2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c9211e"/>
    </style:style>
    <style:style style:name="T13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Sans2" fo:font-size="32pt" style:font-size-asian="32pt" style:font-size-complex="32pt"/>
    </style:style>
    <style:style style:name="T15" style:family="text">
      <style:text-properties style:font-name="Liberation Sans2" fo:font-size="32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6.371cm" presentation:class="title" presentation:user-transformed="true">
          <draw:text-box>
            <text:p><text:span text:style-name="T1">Command line environ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First few step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Open a Terminal emulator (Terminal, Konsole, xterm, guake, ...)</text:p>
              </text:list-item>
              <text:list-item>
                <text:p><text:span text:style-name="T2">pwd</text:span></text:p>
              </text:list-item>
              <text:list-item>
                <text:p><text:span text:style-name="T2">ls</text:span></text:p>
              </text:list-item>
              <text:list-item>
                <text:p><text:span text:style-name="T2">ps</text:span></text:p>
              </text:list-item>
              <text:list-item>
                <text:p><text:span text:style-name="T2">uname</text:span></text:p>
              </text:list-item>
              <text:list-item>
                <text:p><text:span text:style-name="T2">clear</text:span> or <text:span text:style-name="T1">ctrl+L</text:span> to clear the screen</text:p>
              </text:list-item>
              <text:list-item>
                <text:p><text:span text:style-name="T2">exit</text:span> or <text:span text:style-name="T1">ctrl+D</text:span> to close the she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1.8cm" svg:height="1.398cm" svg:x="2.8cm" svg:y="6.8cm">
          <draw:text-box>
            <text:p><text:span text:style-name="T3">user@machine:~$ </text:span><text:span text:style-name="T4">ls -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draw:style-name="gr3" draw:text-style-name="P6" draw:layer="layout" svg:width="21.8cm" svg:height="1.568cm" svg:x="2.8cm" svg:y="6.8cm">
          <draw:text-box>
            <text:p><text:span text:style-name="T5">user@machine:~$ </text:span><text:span text:style-name="T6">ls -a</text:span></text:p>
          </draw:text-box>
        </draw:frame>
        <draw:custom-shape draw:style-name="gr4" draw:text-style-name="P8" draw:layer="layout" svg:width="4.6cm" svg:height="1.4cm" svg:x="0.6cm" svg:y="3.2cm">
          <text:p text:style-name="P7">username</text:p>
          <draw:enhanced-geometry svg:viewBox="0 0 21600 21600" draw:text-areas="800 800 20800 20800" draw:type="round-rectangular-callout" draw:modifiers="14553.3579656596 60051.391862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4.6cm" svg:height="1.4cm" svg:x="5.8cm" svg:y="1.8cm">
          <text:p text:style-name="P7">hostname</text:p>
          <draw:enhanced-geometry svg:viewBox="0 0 21600 21600" draw:text-areas="800 800 20800 20800" draw:type="round-rectangular-callout" draw:modifiers="8168.6589871767 78752.8907922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4.6cm" svg:height="1.4cm" svg:x="10.8cm" svg:y="2.2cm">
          <text:p text:style-name="P7">path</text:p>
          <draw:enhanced-geometry svg:viewBox="0 0 21600 21600" draw:text-areas="800 800 20800 20800" draw:type="round-rectangular-callout" draw:modifiers="6459.81308411215 79801.2847965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11cm" svg:height="2.2cm" svg:x="2.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2cm" svg:height="2.2cm" svg:x="5.8cm" svg:y="10cm">
          <text:p text:style-name="P7">Command Prompt</text:p>
          <draw:enhanced-geometry svg:viewBox="0 0 21600 21600" draw:text-areas="800 800 20800 20800" draw:type="round-rectangular-callout" draw:modifiers="4103.3381712627 -10814.7205815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6.2cm" svg:height="2.2cm" svg:x="15.8cm" svg:y="3.8cm">
          <text:p text:style-name="P7">Command</text:p>
          <draw:enhanced-geometry svg:viewBox="0 0 21600 21600" draw:text-areas="800 800 20800 20800" draw:type="round-rectangular-callout" draw:modifiers="-2901.59651669086 32964.28895956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6.2cm" svg:height="2.2cm" svg:x="18.8cm" svg:y="10cm">
          <text:p text:style-name="P7">Option</text:p>
          <draw:enhanced-geometry svg:viewBox="0 0 21600 21600" draw:text-areas="800 800 20800 20800" draw:type="round-rectangular-callout" draw:modifiers="-6680.98693759071 -17252.5215810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5" draw:layer="layout" svg:width="21.8cm" svg:height="1.398cm" svg:x="2.8cm" svg:y="6.8cm">
          <draw:text-box>
            <text:p><text:span text:style-name="T3">user@machine:~$ </text:span><text:span text:style-name="T4">man</text:span><text:span text:style-name="T3"> </text:span><text:span text:style-name="T4">ls</text:span></text:p>
          </draw:text-box>
        </draw:frame>
        <draw:custom-shape draw:style-name="gr8" draw:text-style-name="P11" draw:layer="layout" svg:width="6.2cm" svg:height="2.2cm" svg:x="3.8cm" svg:y="11.2cm">
          <text:p text:style-name="P10">Command</text:p>
          <draw:enhanced-geometry svg:viewBox="0 0 21600 21600" draw:mirror-vertical="false" draw:mirror-horizontal="false" draw:text-areas="800 800 20800 20800" draw:type="round-rectangular-callout" draw:modifiers="32844.12191582 -29980.9177646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6.2cm" svg:height="2.2cm" svg:x="14.8cm" svg:y="11cm">
          <text:p text:style-name="P7">Argument</text:p>
          <draw:enhanced-geometry svg:viewBox="0 0 21600 21600" draw:text-areas="800 800 20800 20800" draw:type="round-rectangular-callout" draw:modifiers="2842.38026124819 -27763.0168105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1" draw:text-style-name="P3" draw:layer="layout" svg:width="25.199cm" svg:height="2.629cm" svg:x="1.4cm" svg:y="0.628cm" presentation:class="title">
          <draw:text-box>
            <text:p>man page sections</text:p>
          </draw:text-box>
        </draw:frame>
        <draw:frame draw:style-name="standard" draw:layer="layout" svg:width="23.598cm" svg:height="10.847cm" svg:x="2.031cm" svg:y="3.699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7">Section</text:span></text:p>
              </table:table-cell>
              <table:table-cell>
                <text:p text:style-name="P13"><text:span text:style-name="T7">Type of pages</text:span></text:p>
              </table:table-cell>
            </table:table-row>
            <table:table-row table:style-name="ro1" table:default-cell-style-name="ce2">
              <table:table-cell>
                <text:p text:style-name="P12">1</text:p>
              </table:table-cell>
              <table:table-cell>
                <text:p text:style-name="P12">Executable programs or shell commands</text:p>
              </table:table-cell>
            </table:table-row>
            <table:table-row table:style-name="ro1" table:default-cell-style-name="ce2">
              <table:table-cell>
                <text:p text:style-name="P12">2</text:p>
              </table:table-cell>
              <table:table-cell>
                <text:p text:style-name="P12">System calls provided by kernel</text:p>
              </table:table-cell>
            </table:table-row>
            <table:table-row table:style-name="ro1" table:default-cell-style-name="ce2">
              <table:table-cell>
                <text:p text:style-name="P12">3</text:p>
              </table:table-cell>
              <table:table-cell>
                <text:p text:style-name="P12">Library calls</text:p>
              </table:table-cell>
            </table:table-row>
            <table:table-row table:style-name="ro1" table:default-cell-style-name="ce2">
              <table:table-cell>
                <text:p text:style-name="P12">4</text:p>
              </table:table-cell>
              <table:table-cell>
                <text:p text:style-name="P12">Special files usually found in /dev</text:p>
              </table:table-cell>
            </table:table-row>
            <table:table-row table:style-name="ro1" table:default-cell-style-name="ce2">
              <table:table-cell>
                <text:p text:style-name="P12">5</text:p>
              </table:table-cell>
              <table:table-cell>
                <text:p text:style-name="P12">File formats and conventions</text:p>
              </table:table-cell>
            </table:table-row>
            <table:table-row table:style-name="ro1" table:default-cell-style-name="ce2">
              <table:table-cell>
                <text:p text:style-name="P12">6</text:p>
              </table:table-cell>
              <table:table-cell>
                <text:p text:style-name="P12">Games</text:p>
              </table:table-cell>
            </table:table-row>
            <table:table-row table:style-name="ro1" table:default-cell-style-name="ce2">
              <table:table-cell>
                <text:p text:style-name="P12">7</text:p>
              </table:table-cell>
              <table:table-cell>
                <text:p text:style-name="P12"><text:span text:style-name="T8">Miscellaneous: m</text:span>acro packages, conventions</text:p>
              </table:table-cell>
            </table:table-row>
            <table:table-row table:style-name="ro2" table:default-cell-style-name="ce2">
              <table:table-cell>
                <text:p text:style-name="P12">8</text:p>
              </table:table-cell>
              <table:table-cell>
                <text:p text:style-name="P12">System administration commands</text:p>
              </table:table-cell>
            </table:table-row>
            <table:table-row table:style-name="ro2" table:default-cell-style-name="ce2">
              <table:table-cell>
                <text:p text:style-name="P12">9</text:p>
              </table:table-cell>
              <table:table-cell>
                <text:p text:style-name="P12">Kernel routin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5" draw:layer="layout" svg:width="21.8cm" svg:height="1.398cm" svg:x="2.8cm" svg:y="6.8cm">
          <draw:text-box>
            <text:p><text:span text:style-name="T3">user@machine:~$ </text:span><text:span text:style-name="T4">man 1 ls</text:span></text:p>
          </draw:text-box>
        </draw:frame>
        <draw:custom-shape draw:style-name="gr7" draw:text-style-name="P15" draw:layer="layout" svg:width="6.2cm" svg:height="2.2cm" svg:x="11.2cm" svg:y="0.8cm">
          <text:p text:style-name="P14"><text:span text:style-name="T9">command</text:span></text:p>
          <draw:enhanced-geometry svg:viewBox="0 0 21600 21600" draw:text-areas="800 800 20800 20800" draw:type="round-rectangular-callout" draw:modifiers="6499.85486211901 60393.6392548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5" draw:layer="layout" svg:width="6.2cm" svg:height="2.2cm" svg:x="19.8cm" svg:y="11.6cm">
          <text:p text:style-name="P14"><text:span text:style-name="T9">argument</text:span></text:p>
          <draw:enhanced-geometry svg:viewBox="0 0 21600 21600" draw:text-areas="800 800 20800 20800" draw:type="round-rectangular-callout" draw:modifiers="-9875.18142235123 -34416.719672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5" draw:layer="layout" svg:width="6.2cm" svg:height="2.2cm" svg:x="7cm" svg:y="11.6cm">
          <text:p text:style-name="P14"><text:span text:style-name="T9">option</text:span></text:p>
          <draw:enhanced-geometry svg:viewBox="0 0 21600 21600" draw:text-areas="800 800 20800 20800" draw:type="round-rectangular-callout" draw:modifiers="28204.3541364296 -34416.719672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3" draw:layer="layout" svg:width="25.199cm" svg:height="2.629cm" svg:x="1.201cm" svg:y="6.371cm" presentation:class="title" presentation:user-transformed="true">
          <draw:text-box>
            <text:p>File system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Filesystem Hierarchy Standard</text:p>
          </draw:text-box>
        </draw:frame>
        <draw:frame draw:style-name="gr9" draw:text-style-name="P16" draw:layer="layout" svg:width="26.2cm" svg:height="5.483cm" svg:x="0.8cm" svg:y="6cm">
          <draw:text-box>
            <text:p><text:span text:style-name="T9">FHS 3.0 released on June 03, </text:span><text:span text:style-name="T9">2015</text:span></text:p>
            <text:p/>
            <text:p><text:span text:style-name="T9">Available at </text:span></text:p>
            <text:p/>
            <text:p><text:span text:style-name="T10">https://</text:span><text:span text:style-name="T10">refspecs.linuxfoundation</text:span><text:span text:style-name="T10">.org/fhs.s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0" draw:text-style-name="P15" xml:id="id1" draw:id="id1" draw:layer="layout" svg:width="3.4cm" svg:height="2cm" svg:x="12.8cm" svg:y="0.2cm">
          <text:p text:style-name="P14"><text:span text:style-name="T9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" draw:id="id2" draw:layer="layout" svg:width="2cm" svg:height="1.6cm" svg:x="0.6cm" svg:y="3.4cm">
          <text:p text:style-name="P14"><text:span text:style-name="T9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" draw:id="id3" draw:layer="layout" svg:width="2cm" svg:height="1.6cm" svg:x="3cm" svg:y="3.4cm">
          <text:p text:style-name="P14"><text:span text:style-name="T9">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4" draw:id="id4" draw:layer="layout" svg:width="2.6cm" svg:height="1.6cm" svg:x="5.4cm" svg:y="3.4cm">
          <text:p text:style-name="P14"><text:span text:style-name="T9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5" draw:id="id5" draw:layer="layout" svg:width="2.2cm" svg:height="1.6cm" svg:x="8.5cm" svg:y="3.4cm">
          <text:p text:style-name="P14"><text:span text:style-name="T9">t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6" draw:id="id6" draw:layer="layout" svg:width="2cm" svg:height="1.6cm" svg:x="11.4cm" svg:y="3.4cm">
          <text:p text:style-name="P14"><text:span text:style-name="T9">u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7" draw:id="id7" draw:layer="layout" svg:width="2cm" svg:height="1.6cm" svg:x="14.3cm" svg:y="3.4cm">
          <text:p text:style-name="P14"><text:span text:style-name="T9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8" draw:id="id8" draw:layer="layout" svg:width="2cm" svg:height="1.6cm" svg:x="17.6cm" svg:y="3.4cm">
          <text:p text:style-name="P14"><text:span text:style-name="T9">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9" draw:id="id9" draw:layer="layout" svg:width="2cm" svg:height="1.6cm" svg:x="20cm" svg:y="3.4cm">
          <text:p text:style-name="P14"><text:span text:style-name="T9">m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10" draw:id="id10" draw:layer="layout" svg:width="2.6cm" svg:height="1.6cm" svg:x="3cm" svg:y="1cm">
          <text:p text:style-name="P14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11" draw:id="id11" draw:layer="layout" svg:width="2cm" svg:height="1.6cm" svg:x="0.4cm" svg:y="1.2cm">
          <text:p text:style-name="P14"><text:span text:style-name="T9">s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2" draw:id="id12" draw:layer="layout" svg:width="3.4cm" svg:height="1.6cm" svg:x="6.2cm" svg:y="7.2cm">
          <text:p text:style-name="P14"><text:span text:style-name="T9">gpha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20" draw:id="id20" draw:layer="layout" svg:width="3.4cm" svg:height="1.6cm" svg:x="14.6cm" svg:y="6.6cm">
          <text:p text:style-name="P14"><text:span text:style-name="T9">s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17" draw:id="id17" draw:layer="layout" svg:width="2cm" svg:height="1.6cm" svg:x="12cm" svg:y="6.4cm">
          <text:p text:style-name="P14"><text:span text:style-name="T9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19" draw:id="id19" draw:layer="layout" svg:width="2cm" svg:height="1.6cm" svg:x="2.4cm" svg:y="6.4cm">
          <text:p text:style-name="P14"><text:span text:style-name="T9">a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8" draw:id="id18" draw:layer="layout" svg:width="3.4cm" svg:height="1.6cm" svg:x="18.8cm" svg:y="6.6cm">
          <text:p text:style-name="P14"><text:span text:style-name="T9">sh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3" draw:id="id13" draw:layer="layout" svg:width="3.4cm" svg:height="1.6cm" svg:x="0.4cm" svg:y="11.6cm">
          <text:p text:style-name="P14"><text:span text:style-name="T9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4" draw:id="id14" draw:layer="layout" svg:width="4.8cm" svg:height="1.6cm" svg:x="4.6cm" svg:y="11.6cm">
          <text:p text:style-name="P14"><text:span text:style-name="T9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xml:id="id15" draw:id="id15" draw:layer="layout" svg:width="4.6cm" svg:height="1.6cm" svg:x="10.2cm" svg:y="11.6cm">
          <text:p text:style-name="P14"><text:span text:style-name="T9">Downlo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6" draw:id="id16" draw:layer="layout" svg:width="3.4cm" svg:height="1.6cm" svg:x="16cm" svg:y="11.8cm">
          <text:p text:style-name="P14"><text:span text:style-name="T9">Pi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8" draw:layer="layout" draw:type="curve" svg:x1="14.5cm" svg:y1="2.2cm" svg:x2="1.6cm" svg:y2="3.4cm" draw:start-shape="id1" draw:start-glue-point="2" draw:end-shape="id2" draw:end-glue-point="0" svg:d="M14500 2200c0 901-12900 302-12900 1200" svg:viewBox="0 0 12901 1201">
          <text:p/>
        </draw:connector>
        <draw:connector draw:style-name="gr17" draw:text-style-name="P18" draw:layer="layout" draw:type="curve" svg:x1="14.5cm" svg:y1="2.2cm" svg:x2="4cm" svg:y2="3.4cm" draw:start-shape="id1" draw:start-glue-point="2" draw:end-shape="id3" draw:end-glue-point="0" svg:d="M14500 2200c0 901-10500 302-10500 1200" svg:viewBox="0 0 10501 1201">
          <text:p/>
        </draw:connector>
        <draw:connector draw:style-name="gr17" draw:text-style-name="P18" draw:layer="layout" draw:type="curve" svg:x1="14.5cm" svg:y1="2.2cm" svg:x2="6.7cm" svg:y2="3.4cm" draw:start-shape="id1" draw:start-glue-point="2" draw:end-shape="id4" draw:end-glue-point="0" svg:d="M14500 2200c0 901-7800 302-7800 1200" svg:viewBox="0 0 7801 1201">
          <text:p/>
        </draw:connector>
        <draw:connector draw:style-name="gr17" draw:text-style-name="P18" draw:layer="layout" draw:type="curve" svg:x1="14.5cm" svg:y1="2.2cm" svg:x2="9.6cm" svg:y2="3.4cm" draw:start-shape="id1" draw:start-glue-point="2" draw:end-shape="id5" draw:end-glue-point="0" svg:d="M14500 2200c0 901-4900 302-4900 1200" svg:viewBox="0 0 4901 1201">
          <text:p/>
        </draw:connector>
        <draw:connector draw:style-name="gr17" draw:text-style-name="P18" draw:layer="layout" draw:type="curve" svg:x1="14.5cm" svg:y1="2.2cm" svg:x2="12.4cm" svg:y2="3.4cm" draw:start-shape="id1" draw:start-glue-point="2" draw:end-shape="id6" draw:end-glue-point="0" svg:d="M14500 2200c0 901-2100 302-2100 1200" svg:viewBox="0 0 2101 1201">
          <text:p/>
        </draw:connector>
        <draw:connector draw:style-name="gr17" draw:text-style-name="P18" draw:layer="layout" draw:type="curve" svg:x1="14.5cm" svg:y1="2.2cm" svg:x2="15.3cm" svg:y2="3.4cm" draw:start-shape="id1" draw:start-glue-point="2" draw:end-shape="id7" draw:end-glue-point="0" svg:d="M14500 2200c0 901 800 302 800 1200" svg:viewBox="0 0 801 1201">
          <text:p/>
        </draw:connector>
        <draw:connector draw:style-name="gr17" draw:text-style-name="P18" draw:layer="layout" draw:type="curve" svg:x1="14.5cm" svg:y1="2.2cm" svg:x2="18.6cm" svg:y2="3.4cm" draw:start-shape="id1" draw:start-glue-point="2" draw:end-shape="id8" svg:d="M14500 2200c0 901 4100 302 4100 1200" svg:viewBox="0 0 4101 1201">
          <text:p/>
        </draw:connector>
        <draw:connector draw:style-name="gr17" draw:text-style-name="P18" draw:layer="layout" draw:type="curve" svg:x1="14.5cm" svg:y1="2.2cm" svg:x2="21cm" svg:y2="3.4cm" draw:start-shape="id1" draw:start-glue-point="2" draw:end-shape="id9" draw:end-glue-point="0" svg:d="M14500 2200c0 901 6500 302 6500 1200" svg:viewBox="0 0 6501 1201">
          <text:p/>
        </draw:connector>
        <draw:connector draw:style-name="gr17" draw:text-style-name="P18" draw:layer="layout" draw:type="curve" svg:x1="14.5cm" svg:y1="2.2cm" svg:x2="4.3cm" svg:y2="1cm" draw:start-shape="id1" draw:start-glue-point="2" draw:end-shape="id10" draw:end-glue-point="0" svg:d="M14500 2200c0 792-5299 529-5299-599 0-1127-4901-1391-4901-601" svg:viewBox="0 0 10201 2112">
          <text:p/>
        </draw:connector>
        <draw:connector draw:style-name="gr17" draw:text-style-name="P18" draw:layer="layout" draw:type="curve" svg:x1="14.5cm" svg:y1="2.2cm" svg:x2="1.4cm" svg:y2="1.2cm" draw:start-shape="id1" draw:start-glue-point="2" draw:end-shape="id11" draw:end-glue-point="0" svg:d="M14500 2200c0 792-6899 529-6899-499 0-1027-6201-1291-6201-501" svg:viewBox="0 0 13101 1924">
          <text:p/>
        </draw:connector>
        <draw:connector draw:style-name="gr17" draw:text-style-name="P18" draw:layer="layout" draw:type="curve" svg:x1="6.7cm" svg:y1="5cm" svg:x2="7.9cm" svg:y2="7.2cm" draw:start-shape="id4" draw:start-glue-point="2" draw:end-shape="id12" draw:end-glue-point="0" svg:d="M6700 5000c0 1651 1200 552 1200 2200" svg:viewBox="0 0 1201 2201">
          <text:p/>
        </draw:connector>
        <draw:connector draw:style-name="gr17" draw:text-style-name="P18" draw:layer="layout" draw:type="curve" svg:x1="7.9cm" svg:y1="8.8cm" svg:x2="2.1cm" svg:y2="11.6cm" draw:start-shape="id12" draw:start-glue-point="2" draw:end-shape="id13" draw:end-glue-point="0" svg:d="M7900 8800c0 2101-5800 702-5800 2800" svg:viewBox="0 0 5801 2801">
          <text:p/>
        </draw:connector>
        <draw:connector draw:style-name="gr17" draw:text-style-name="P18" draw:layer="layout" draw:type="curve" svg:x1="7.9cm" svg:y1="8.8cm" svg:x2="7cm" svg:y2="11.6cm" draw:start-shape="id12" draw:start-glue-point="2" draw:end-shape="id14" draw:end-glue-point="0" svg:d="M7900 8800c0 2101-900 702-900 2800" svg:viewBox="0 0 901 2801">
          <text:p/>
        </draw:connector>
        <draw:connector draw:style-name="gr17" draw:text-style-name="P18" draw:layer="layout" draw:type="curve" svg:x1="7.9cm" svg:y1="8.8cm" svg:x2="12.5cm" svg:y2="11.6cm" draw:start-shape="id12" draw:start-glue-point="2" draw:end-shape="id15" draw:end-glue-point="0" svg:d="M7900 8800c0 2101 4600 702 4600 2800" svg:viewBox="0 0 4601 2801">
          <text:p/>
        </draw:connector>
        <draw:connector draw:style-name="gr17" draw:text-style-name="P18" draw:layer="layout" draw:type="curve" svg:x1="7.964cm" svg:y1="9.049cm" svg:x2="17.7cm" svg:y2="11.8cm" draw:end-shape="id16" draw:end-glue-point="0" svg:d="M7964 9049c0 1668 9736 293 9736 2751" svg:viewBox="0 0 9737 2752">
          <text:p/>
        </draw:connector>
        <draw:connector draw:style-name="gr17" draw:text-style-name="P18" draw:layer="layout" draw:type="curve" svg:x1="12.4cm" svg:y1="5cm" svg:x2="13cm" svg:y2="6.4cm" draw:start-shape="id6" draw:start-glue-point="2" draw:end-shape="id17" draw:end-glue-point="0" svg:d="M12400 5000c0 1051 600 352 600 1400" svg:viewBox="0 0 601 1401">
          <text:p/>
        </draw:connector>
        <draw:connector draw:style-name="gr17" draw:text-style-name="P18" draw:layer="layout" draw:type="curve" svg:x1="12.4cm" svg:y1="5cm" svg:x2="20.5cm" svg:y2="6.6cm" draw:start-shape="id6" draw:start-glue-point="2" draw:end-shape="id18" draw:end-glue-point="0" svg:d="M12400 5000c0 1201 8100 402 8100 1600" svg:viewBox="0 0 8101 1601">
          <text:p/>
        </draw:connector>
        <draw:connector draw:style-name="gr17" draw:text-style-name="P18" draw:layer="layout" draw:type="curve" svg:x1="4cm" svg:y1="5cm" svg:x2="3.4cm" svg:y2="6.4cm" draw:start-shape="id3" draw:start-glue-point="2" draw:end-shape="id19" draw:end-glue-point="0" svg:d="M4000 5000c0 1051-600 352-600 1400" svg:viewBox="0 0 601 1401">
          <text:p/>
        </draw:connector>
        <draw:connector draw:style-name="gr17" draw:text-style-name="P18" draw:layer="layout" draw:type="curve" svg:x1="12.4cm" svg:y1="5cm" svg:x2="16.3cm" svg:y2="6.6cm" draw:start-shape="id6" draw:start-glue-point="2" draw:end-shape="id20" draw:end-glue-point="0" svg:d="M12400 5000c0 1201 3900 402 3900 1600" svg:viewBox="0 0 3901 1601">
          <text:p/>
        </draw:connector>
        <draw:custom-shape draw:style-name="gr14" draw:text-style-name="P15" xml:id="id21" draw:id="id21" draw:layer="layout" svg:width="3.4cm" svg:height="1.6cm" svg:x="21cm" svg:y="11.8cm">
          <text:p text:style-name="P14"><text:span text:style-name="T9">My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8" draw:layer="layout" draw:type="curve" svg:x1="7.964cm" svg:y1="9.05cm" svg:x2="22.7cm" svg:y2="11.8cm" draw:end-shape="id21" draw:end-glue-point="0" svg:d="M7964 9050c0 1668 14736 293 14736 2750" svg:viewBox="0 0 14737 275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4" draw:text-style-name="P3" draw:layer="layout" svg:width="19.8cm" svg:height="3.473cm" svg:x="0.8cm" svg:y="0.927cm" presentation:class="title" presentation:user-transformed="true">
          <draw:text-box>
            <text:p>File system: traversing the tree</text:p>
          </draw:text-box>
        </draw:frame>
        <draw:frame presentation:style-name="pr5" draw:text-style-name="P4" draw:layer="layout" svg:width="25.199cm" svg:height="9.134cm" svg:x="1.4cm" svg:y="3.685cm" presentation:class="subtitle">
          <draw:text-box>
            <text:p><text:span text:style-name="T1">/</text:span> is the root of the file system</text:p>
            <text:p><text:span text:style-name="T1">/</text:span> is also the delimiter for sub-directories</text:p>
            <text:p><text:span text:style-name="T1">.</text:span> is current directory</text:p>
            <text:p><text:span text:style-name="T1">..</text:span> is parent directory</text:p>
            <text:p/>
            <text:p><text:span text:style-name="T11">Path for traversal can be absolute or rela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0" draw:text-style-name="P15" xml:id="id22" draw:id="id22" draw:layer="layout" svg:width="3.4cm" svg:height="2cm" svg:x="12.8cm" svg:y="0.2cm">
          <text:p text:style-name="P14"><text:span text:style-name="T9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3" draw:id="id23" draw:layer="layout" svg:width="2cm" svg:height="1.6cm" svg:x="0.6cm" svg:y="3.4cm">
          <text:p text:style-name="P14"><text:span text:style-name="T9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24" draw:id="id24" draw:layer="layout" svg:width="2.6cm" svg:height="1.6cm" svg:x="5.4cm" svg:y="3.4cm">
          <text:p text:style-name="P14"><text:span text:style-name="T9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25" draw:id="id25" draw:layer="layout" svg:width="3.4cm" svg:height="1.6cm" svg:x="6.2cm" svg:y="7.2cm">
          <text:p text:style-name="P14"><text:span text:style-name="T9">gpha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26" draw:id="id26" draw:layer="layout" svg:width="3.4cm" svg:height="1.6cm" svg:x="0.4cm" svg:y="11.6cm">
          <text:p text:style-name="P14"><text:span text:style-name="T9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27" draw:id="id27" draw:layer="layout" svg:width="4.8cm" svg:height="1.6cm" svg:x="4.6cm" svg:y="11.6cm">
          <text:p text:style-name="P14"><text:span text:style-name="T9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xml:id="id28" draw:id="id28" draw:layer="layout" svg:width="4.6cm" svg:height="1.6cm" svg:x="10.2cm" svg:y="11.6cm">
          <text:p text:style-name="P14"><text:span text:style-name="T9">Downlo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29" draw:id="id29" draw:layer="layout" svg:width="3.4cm" svg:height="1.6cm" svg:x="16cm" svg:y="11.8cm">
          <text:p text:style-name="P14"><text:span text:style-name="T9">Pi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8" draw:layer="layout" draw:type="curve" svg:x1="14.5cm" svg:y1="2.2cm" svg:x2="1.6cm" svg:y2="3.4cm" draw:start-shape="id22" draw:start-glue-point="2" draw:end-shape="id23" draw:end-glue-point="0" svg:d="M14500 2200c0 901-12900 302-12900 1200" svg:viewBox="0 0 12901 1201">
          <text:p/>
        </draw:connector>
        <draw:connector draw:style-name="gr17" draw:text-style-name="P18" draw:layer="layout" draw:type="curve" svg:x1="14.5cm" svg:y1="2.2cm" svg:x2="6.7cm" svg:y2="3.4cm" draw:start-shape="id22" draw:start-glue-point="2" draw:end-shape="id24" draw:end-glue-point="0" svg:d="M14500 2200c0 901-7800 302-7800 1200" svg:viewBox="0 0 7801 1201">
          <text:p/>
        </draw:connector>
        <draw:connector draw:style-name="gr17" draw:text-style-name="P18" draw:layer="layout" draw:type="curve" svg:x1="6.7cm" svg:y1="5cm" svg:x2="7.9cm" svg:y2="7.2cm" draw:start-shape="id24" draw:start-glue-point="2" draw:end-shape="id25" draw:end-glue-point="0" svg:d="M6700 5000c0 1651 1200 552 1200 2200" svg:viewBox="0 0 1201 2201">
          <text:p/>
        </draw:connector>
        <draw:connector draw:style-name="gr17" draw:text-style-name="P18" draw:layer="layout" draw:type="curve" svg:x1="7.9cm" svg:y1="8.8cm" svg:x2="2.1cm" svg:y2="11.6cm" draw:start-shape="id25" draw:start-glue-point="2" draw:end-shape="id26" draw:end-glue-point="0" svg:d="M7900 8800c0 2101-5800 702-5800 2800" svg:viewBox="0 0 5801 2801">
          <text:p/>
        </draw:connector>
        <draw:connector draw:style-name="gr17" draw:text-style-name="P18" draw:layer="layout" draw:type="curve" svg:x1="7.9cm" svg:y1="8.8cm" svg:x2="7cm" svg:y2="11.6cm" draw:start-shape="id25" draw:start-glue-point="2" draw:end-shape="id27" draw:end-glue-point="0" svg:d="M7900 8800c0 2101-900 702-900 2800" svg:viewBox="0 0 901 2801">
          <text:p/>
        </draw:connector>
        <draw:connector draw:style-name="gr17" draw:text-style-name="P18" draw:layer="layout" draw:type="curve" svg:x1="7.9cm" svg:y1="8.8cm" svg:x2="12.5cm" svg:y2="11.6cm" draw:start-shape="id25" draw:start-glue-point="2" draw:end-shape="id28" draw:end-glue-point="0" svg:d="M7900 8800c0 2101 4600 702 4600 2800" svg:viewBox="0 0 4601 2801">
          <text:p/>
        </draw:connector>
        <draw:connector draw:style-name="gr17" draw:text-style-name="P18" draw:layer="layout" draw:type="curve" svg:x1="7.964cm" svg:y1="9.049cm" svg:x2="17.7cm" svg:y2="11.8cm" draw:end-shape="id29" draw:end-glue-point="0" svg:d="M7964 9049c0 1668 9736 293 9736 2751" svg:viewBox="0 0 9737 2752">
          <text:p/>
        </draw:connector>
        <draw:custom-shape draw:style-name="gr14" draw:text-style-name="P15" xml:id="id30" draw:id="id30" draw:layer="layout" svg:width="3.4cm" svg:height="1.6cm" svg:x="21cm" svg:y="11.8cm">
          <text:p text:style-name="P14"><text:span text:style-name="T9">My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8" draw:layer="layout" draw:type="curve" svg:x1="7.964cm" svg:y1="9.05cm" svg:x2="22.7cm" svg:y2="11.8cm" draw:end-shape="id30" draw:end-glue-point="0" svg:d="M7964 9050c0 1668 14736 293 14736 2750" svg:viewBox="0 0 14737 2751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standard" draw:layer="layout" svg:width="19.067cm" svg:height="14.981cm" svg:x="0.532cm" svg:y="0.1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2">/bin</text:p>
              </table:table-cell>
              <table:table-cell>
                <text:p text:style-name="P12">Essential command binaries</text:p>
              </table:table-cell>
            </table:table-row>
            <table:table-row table:style-name="ro3" table:default-cell-style-name="ce3">
              <table:table-cell>
                <text:p text:style-name="P12">/boot</text:p>
              </table:table-cell>
              <table:table-cell>
                <text:p text:style-name="P12">Static files of the boot loader</text:p>
              </table:table-cell>
            </table:table-row>
            <table:table-row table:style-name="ro3" table:default-cell-style-name="ce3">
              <table:table-cell>
                <text:p text:style-name="P12">/dev</text:p>
              </table:table-cell>
              <table:table-cell>
                <text:p text:style-name="P12">Device files</text:p>
              </table:table-cell>
            </table:table-row>
            <table:table-row table:style-name="ro3" table:default-cell-style-name="ce3">
              <table:table-cell>
                <text:p text:style-name="P12">/etc</text:p>
              </table:table-cell>
              <table:table-cell>
                <text:p text:style-name="P12">Host specific system configuration</text:p>
              </table:table-cell>
            </table:table-row>
            <table:table-row table:style-name="ro3" table:default-cell-style-name="ce3">
              <table:table-cell>
                <text:p text:style-name="P12">/lib</text:p>
              </table:table-cell>
              <table:table-cell>
                <text:p text:style-name="P12">Essential shared libraries and kernel modules</text:p>
              </table:table-cell>
            </table:table-row>
            <table:table-row table:style-name="ro3" table:default-cell-style-name="ce3">
              <table:table-cell>
                <text:p text:style-name="P12">/media</text:p>
              </table:table-cell>
              <table:table-cell>
                <text:p text:style-name="P12">Mount points for removable devices</text:p>
              </table:table-cell>
            </table:table-row>
            <table:table-row table:style-name="ro3" table:default-cell-style-name="ce3">
              <table:table-cell>
                <text:p text:style-name="P12">/mnt</text:p>
              </table:table-cell>
              <table:table-cell>
                <text:p text:style-name="P12">Mount points</text:p>
              </table:table-cell>
            </table:table-row>
            <table:table-row table:style-name="ro4" table:default-cell-style-name="ce3">
              <table:table-cell>
                <text:p text:style-name="P12">/opt</text:p>
              </table:table-cell>
              <table:table-cell>
                <text:p text:style-name="P12">Add on application software packag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standard" draw:layer="layout" svg:width="19.067cm" svg:height="11.237cm" svg:x="0.411cm" svg:y="3.06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2">/run</text:p>
              </table:table-cell>
              <table:table-cell>
                <text:p text:style-name="P12">Data relevant to running processes</text:p>
              </table:table-cell>
            </table:table-row>
            <table:table-row table:style-name="ro3" table:default-cell-style-name="ce3">
              <table:table-cell>
                <text:p text:style-name="P12">/sbin</text:p>
              </table:table-cell>
              <table:table-cell>
                <text:p text:style-name="P12">Essential system binaries</text:p>
              </table:table-cell>
            </table:table-row>
            <table:table-row table:style-name="ro3" table:default-cell-style-name="ce3">
              <table:table-cell>
                <text:p text:style-name="P12">/srv</text:p>
              </table:table-cell>
              <table:table-cell>
                <text:p text:style-name="P12">Data for services</text:p>
              </table:table-cell>
            </table:table-row>
            <table:table-row table:style-name="ro3" table:default-cell-style-name="ce3">
              <table:table-cell>
                <text:p text:style-name="P12">/tmp</text:p>
              </table:table-cell>
              <table:table-cell>
                <text:p text:style-name="P12">Temporary files</text:p>
              </table:table-cell>
            </table:table-row>
            <table:table-row table:style-name="ro3" table:default-cell-style-name="ce3">
              <table:table-cell>
                <text:p text:style-name="P12">/usr</text:p>
              </table:table-cell>
              <table:table-cell>
                <text:p text:style-name="P12">Secondary hierarchy</text:p>
              </table:table-cell>
            </table:table-row>
            <table:table-row table:style-name="ro3" table:default-cell-style-name="ce3">
              <table:table-cell>
                <text:p text:style-name="P12">/var</text:p>
              </table:table-cell>
              <table:table-cell>
                <text:p text:style-name="P12">Variable dat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3" draw:layer="layout" svg:width="25.199cm" svg:height="2.629cm" svg:x="1.4cm" svg:y="0.628cm" presentation:class="title">
          <draw:text-box>
            <text:p><text:span text:style-name="T12">/usr</text:span> hierarchy</text:p>
          </draw:text-box>
        </draw:frame>
        <draw:frame draw:style-name="standard" draw:layer="layout" svg:width="20.247cm" svg:height="10.359cm" svg:x="0.366cm" svg:y="3.5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2">/usr/bin</text:p>
              </table:table-cell>
              <table:table-cell>
                <text:p text:style-name="P12">User commands</text:p>
              </table:table-cell>
            </table:table-row>
            <table:table-row table:style-name="ro5" table:default-cell-style-name="ce3">
              <table:table-cell>
                <text:p text:style-name="P12">/usr/lib</text:p>
              </table:table-cell>
              <table:table-cell>
                <text:p text:style-name="P12">Libraries</text:p>
              </table:table-cell>
            </table:table-row>
            <table:table-row table:style-name="ro5" table:default-cell-style-name="ce3">
              <table:table-cell>
                <text:p text:style-name="P12">/usr/local</text:p>
              </table:table-cell>
              <table:table-cell>
                <text:p text:style-name="P12">Local hierarchy</text:p>
              </table:table-cell>
            </table:table-row>
            <table:table-row table:style-name="ro5" table:default-cell-style-name="ce3">
              <table:table-cell>
                <text:p text:style-name="P12">/usr/sbin</text:p>
              </table:table-cell>
              <table:table-cell>
                <text:p text:style-name="P12">Non-vital system binaries</text:p>
              </table:table-cell>
            </table:table-row>
            <table:table-row table:style-name="ro5" table:default-cell-style-name="ce3">
              <table:table-cell>
                <text:p text:style-name="P12">/usr/share</text:p>
              </table:table-cell>
              <table:table-cell>
                <text:p text:style-name="P12">Architecture dependent data</text:p>
              </table:table-cell>
            </table:table-row>
            <table:table-row table:style-name="ro5" table:default-cell-style-name="ce3">
              <table:table-cell>
                <text:p text:style-name="P12">/usr/include</text:p>
              </table:table-cell>
              <table:table-cell>
                <text:p text:style-name="P12">Header files included by C programs</text:p>
              </table:table-cell>
            </table:table-row>
            <table:table-row table:style-name="ro5" table:default-cell-style-name="ce3">
              <table:table-cell>
                <text:p text:style-name="P12">/usr/src</text:p>
              </table:table-cell>
              <table:table-cell>
                <text:p text:style-name="P12">Source cod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text-style-name="P3" draw:layer="layout" svg:width="25.199cm" svg:height="2.629cm" svg:x="1.4cm" svg:y="0.628cm" presentation:class="title">
          <draw:text-box>
            <text:p><text:span text:style-name="T12">/var</text:span> hierarchy</text:p>
          </draw:text-box>
        </draw:frame>
        <draw:frame draw:style-name="standard" draw:layer="layout" svg:width="20.247cm" svg:height="10.359cm" svg:x="0.366cm" svg:y="3.5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2">/var/cache</text:p>
              </table:table-cell>
              <table:table-cell>
                <text:p text:style-name="P12">Application cache data</text:p>
              </table:table-cell>
            </table:table-row>
            <table:table-row table:style-name="ro5" table:default-cell-style-name="ce3">
              <table:table-cell>
                <text:p text:style-name="P12">/var/lib</text:p>
              </table:table-cell>
              <table:table-cell>
                <text:p text:style-name="P12">Variable state information</text:p>
              </table:table-cell>
            </table:table-row>
            <table:table-row table:style-name="ro5" table:default-cell-style-name="ce3">
              <table:table-cell>
                <text:p text:style-name="P12">/var/local</text:p>
              </table:table-cell>
              <table:table-cell>
                <text:p text:style-name="P12">Variable data for /usr/local</text:p>
              </table:table-cell>
            </table:table-row>
            <table:table-row table:style-name="ro5" table:default-cell-style-name="ce3">
              <table:table-cell>
                <text:p text:style-name="P12">/var/lock</text:p>
              </table:table-cell>
              <table:table-cell>
                <text:p text:style-name="P12">Lock files</text:p>
              </table:table-cell>
            </table:table-row>
            <table:table-row table:style-name="ro5" table:default-cell-style-name="ce3">
              <table:table-cell>
                <text:p text:style-name="P12">/var/log</text:p>
              </table:table-cell>
              <table:table-cell>
                <text:p text:style-name="P12">Log files and directories</text:p>
              </table:table-cell>
            </table:table-row>
            <table:table-row table:style-name="ro5" table:default-cell-style-name="ce3">
              <table:table-cell>
                <text:p text:style-name="P12">/var/run</text:p>
              </table:table-cell>
              <table:table-cell>
                <text:p text:style-name="P12">Data relevant to running processes</text:p>
              </table:table-cell>
            </table:table-row>
            <table:table-row table:style-name="ro5" table:default-cell-style-name="ce3">
              <table:table-cell>
                <text:p text:style-name="P12">/var/tmp</text:p>
              </table:table-cell>
              <table:table-cell>
                <text:p text:style-name="P12">Temporary files preserved between reboot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standard" draw:layer="layout" svg:width="20.714cm" svg:height="10.822cm" svg:x="0.667cm" svg:y="4.25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>
                <text:p text:style-name="P19"><text:span text:style-name="T13">sharable</text:span></text:p>
              </table:table-cell>
              <table:table-cell>
                <text:p text:style-name="P19"><text:span text:style-name="T13">unsharable</text:span></text:p>
              </table:table-cell>
            </table:table-row>
            <table:table-row table:style-name="ro6" table:default-cell-style-name="ce4">
              <table:table-cell table:style-name="ce5">
                <text:p text:style-name="P19"><text:span text:style-name="T13">static</text:span></text:p>
              </table:table-cell>
              <table:table-cell>
                <text:p text:style-name="P20"><text:span text:style-name="T14">/usr</text:span></text:p>
                <text:p text:style-name="P20"><text:span text:style-name="T14">/opt</text:span></text:p>
              </table:table-cell>
              <table:table-cell>
                <text:p text:style-name="P20"><text:span text:style-name="T15">/etc</text:span></text:p>
                <text:p text:style-name="P20"><text:span text:style-name="T15">/boot</text:span></text:p>
              </table:table-cell>
            </table:table-row>
            <table:table-row table:style-name="ro7" table:default-cell-style-name="ce4">
              <table:table-cell table:style-name="ce5">
                <text:p text:style-name="P19"><text:span text:style-name="T13">variable</text:span></text:p>
              </table:table-cell>
              <table:table-cell>
                <text:p text:style-name="P20"><text:span text:style-name="T15">/var/mail</text:span></text:p>
              </table:table-cell>
              <table:table-cell>
                <text:p text:style-name="P20"><text:span text:style-name="T14">/var/run</text:span></text:p>
                <text:p text:style-name="P20"><text:span text:style-name="T14">/var/lock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9:14:43.303917667</meta:creation-date>
    <dc:date>2021-11-23T17:33:34.071634689</dc:date>
    <meta:editing-duration>PT3H10M55S</meta:editing-duration>
    <meta:editing-cycles>12</meta:editing-cycles>
    <meta:generator>LibreOffice/6.4.7.2$Linux_X86_64 LibreOffice_project/40$Build-2</meta:generator>
    <meta:document-statistic meta:object-count="146"/>
  </office:meta>
</office:document-meta>
</file>